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line-height="120%" fo:text-indent="0cm" style:auto-text-indent="false"/>
      <style:text-properties officeooo:paragraph-rsid="000d5544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/>
      <style:text-properties fo:font-weight="bold" officeooo:paragraph-rsid="000d5544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officeooo:paragraph-rsid="000d5544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373a3c" loext:opacity="100%" style:font-name="apple-system" fo:font-size="12pt" fo:letter-spacing="normal" fo:language="fr" fo:country="FR" fo:font-style="normal" fo:font-weight="normal" officeooo:paragraph-rsid="000d5544" loext:padding="0cm" loext:border="none"/>
    </style:style>
    <style:style style:name="T1" style:family="text">
      <style:text-properties fo:font-weight="bold" officeooo:rsid="000aae14" loext:padding="0cm" loext:border="none"/>
    </style:style>
    <style:style style:name="T2" style:family="text">
      <style:text-properties fo:font-weight="bold" loext:padding="0cm" loext:border="none"/>
    </style:style>
    <style:style style:name="T3" style:family="text">
      <style:text-properties fo:language="fr" fo:country="FR" fo:font-weight="bold" loext:padding="0cm" loext:border="none"/>
    </style:style>
    <style:style style:name="T4" style:family="text">
      <style:text-properties loext:padding="0cm" loext:border="none"/>
    </style:style>
    <style:style style:name="T5" style:family="text">
      <style:text-properties fo:language="fr" fo:country="FR" loext:padding="0cm" loext:border="none"/>
    </style:style>
    <style:style style:name="T6" style:family="text">
      <style:text-properties fo:font-variant="normal" fo:text-transform="none" fo:color="#373a3c" loext:opacity="100%" style:font-name="apple-system" fo:font-size="12pt" fo:letter-spacing="normal" fo:language="fr" fo:country="FR" fo:font-style="normal" fo:font-weight="bold" loext:padding="0cm" loext:border="none"/>
    </style:style>
    <style:style style:name="T7" style:family="text">
      <style:text-properties fo:font-variant="normal" fo:text-transform="none" fo:color="#373a3c" loext:opacity="100%" style:font-name="apple-system" fo:font-size="12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373a3c" loext:opacity="100%" style:font-name="apple-system" fo:font-size="12pt" fo:letter-spacing="normal" fo:language="fr" fo:country="FR" fo:font-style="normal" fo:font-weight="normal" loext:padding="0cm" loext:border="none"/>
    </style:style>
    <style:style style:name="T9" style:family="text">
      <style:text-properties style:text-line-through-style="solid" style:text-line-through-type="sing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Exercices. </text:span><text:span text:style-name="T2">P. 28 Lexique</text:span></text:h>
      <text:p text:style-name="P2"/>
      <text:p text:style-name="P3"><text:bookmark text:name="maincontent"/><text:bookmark text:name="user-notifications"/><text:span text:style-name="Strong_20_Emphasis"><text:span text:style-name="T3">Ex.1</text:span></text:span><text:span text:style-name="T4"> </text:span><text:span text:style-name="T5">Réponse libre.</text:span></text:p>
      <text:p text:style-name="P3"><text:span text:style-name="Strong_20_Emphasis"><text:span text:style-name="T6">Ex.2</text:span></text:span><text:span text:style-name="T7"> </text:span><text:span text:style-name="T8">Comme beaucoup de gens, j’aime préparer mes voyages et j’essaie toujours d’</text:span><text:span text:style-name="Strong_20_Emphasis"><text:span text:style-name="T6">anticiper les problèmes avant de partir</text:span></text:span><text:span text:style-name="T8">.</text:span></text:p>
      <text:p text:style-name="P3"><text:span text:style-name="T8">La première règle d’or, c’est de </text:span><text:span text:style-name="Strong_20_Emphasis"><text:span text:style-name="T6">planifier son voyage longtemps à l’avance</text:span></text:span><text:span text:style-name="T8">. (...) Pensez aussi aux applications mobiles de voyages. Certaines permettent de </text:span><text:span text:style-name="Strong_20_Emphasis"><text:span text:style-name="T6">ne rien oublier</text:span></text:span><text:span text:style-name="T8"> grâce à des listes prédéfinies d’affaires à prendre, ça permet de </text:span><text:span text:style-name="Strong_20_Emphasis"><text:span text:style-name="T6">faire ses valises</text:span></text:span><text:span text:style-name="T8"> facilement. D’autres vous aident à </text:span><text:span text:style-name="Strong_20_Emphasis"><text:span text:style-name="T6">éviter les mauvaises surprises</text:span></text:span><text:span text:style-name="T8"> une fois sur place.</text:span></text:p>
      <text:p text:style-name="P3"><text:span text:style-name="Strong_20_Emphasis"><text:span text:style-name="T6">Ex.3</text:span></text:span><text:span text:style-name="T7"> </text:span><text:span text:style-name="T8">Réponse libre.</text:span></text:p>
      <text:p text:style-name="P3"><text:span text:style-name="Strong_20_Emphasis"><text:span text:style-name="T6">Ex.4</text:span></text:span><text:span text:style-name="T7"> </text:span><text:span text:style-name="T8">Réponse libre.</text:span></text:p>
      <text:p text:style-name="P3"><text:span text:style-name="Strong_20_Emphasis"><text:span text:style-name="T6">Ex.5</text:span></text:span></text:p>
      <text:p text:style-name="P4">1. original, atypique, <text:span text:style-name="T9">normal</text:span>, insolite, inhabituel</text:p>
      <text:p text:style-name="P4">2. raté, terrible, <text:span text:style-name="T9">magique</text:span>, horrible, mauvais</text:p>
      <text:p text:style-name="P4">3. merveilleux, paradisiaque, exceptionnel, magnifique, <text:span text:style-name="T9">banal</text:span></text:p>
      <text:p text:style-name="P4">4. étonnant, <text:span text:style-name="T9">habituel</text:span>, marquant, intrigant, curieux</text:p>
      <text:p text:style-name="P3"><text:span text:style-name="Strong_20_Emphasis"><text:span text:style-name="T6">Ex.6</text:span></text:span><text:span text:style-name="T7"> </text:span><text:span text:style-name="T8">(...) J’avais très envie de découvrir cette île avec ses plages </text:span><text:span text:style-name="Strong_20_Emphasis"><text:span text:style-name="T6">magnifiques/merveilleuses/paradisiaques</text:span></text:span><text:span text:style-name="T8">. (...) C’était complètement </text:span><text:span text:style-name="Strong_20_Emphasis"><text:span text:style-name="T6">inhabituel/exceptionnel</text:span></text:span><text:span text:style-name="T8"> pour la saison. (...) pour moi, les vacances étaient </text:span><text:span text:style-name="Strong_20_Emphasis"><text:span text:style-name="T6">ratées</text:span></text:span><text:span text:style-name="T8">. (...) j’ai pu profiter de cette île </text:span><text:span text:style-name="Strong_20_Emphasis"><text:span text:style-name="T6">exceptionnelle/merveilleuse/ paradisiaque/magnifique</text:span></text:span><text:span text:style-name="T8"> que je vous recommande sans hésiter.</text:span></text:p>
      <text:p text:style-name="P3"><text:span text:style-name="Strong_20_Emphasis"><text:span text:style-name="T6">Ex.7</text:span></text:span><text:span text:style-name="T7"> </text:span><text:span text:style-name="T8">Réponse libre.</text:span></text:p>
      <text:p text:style-name="P3"><text:span text:style-name="Strong_20_Emphasis"><text:span text:style-name="T6">Ex.8</text:span></text:span><text:span text:style-name="T7"> </text:span><text:span text:style-name="T8">voyage – escapade – expédition – parcours – circuit – traversée – périple</text:span></text:p>
      <text:p text:style-name="P3"><text:span text:style-name="Strong_20_Emphasis"><text:span text:style-name="T6">Ex.9</text:span></text:span><text:span text:style-name="T7"> </text:span><text:span text:style-name="T8">expédition : expédier ; parcours : parcourir ; traversée : traverser</text:span></text:p>
      <text:p text:style-name="P3"><text:span text:style-name="Strong_20_Emphasis"><text:span text:style-name="T6">Ex.10</text:span></text:span></text:p>
      <text:p text:style-name="P4">1. parcourir le monde</text:p>
      <text:p text:style-name="P4">2. partir à la découverte</text:p>
      <text:p text:style-name="P4">3. faire ses valises</text:p>
      <text:p text:style-name="P4">4. passer son temps à voyager</text:p>
      <text:p text:style-name="P4">5. partir en voyage</text:p>
      <text:p text:style-name="P4">6. faire le tour du monde</text:p>
      <text:p text:style-name="P4">7. partir à l’aventure</text:p>
      <text:p text:style-name="P4">8. partir en vacances</text:p>
      <text:p text:style-name="P4">9. parcourir une distance</text:p>
      <text:p text:style-name="P4">10. passer ses vacances à la me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9T17:36:07.822699000</meta:creation-date>
    <dc:date>2026-01-09T17:36:25.551173800</dc:date>
    <meta:editing-duration>PT17S</meta:editing-duration>
    <meta:editing-cycles>1</meta:editing-cycles>
    <meta:document-statistic meta:table-count="0" meta:image-count="0" meta:object-count="0" meta:page-count="1" meta:paragraph-count="26" meta:word-count="223" meta:character-count="1515" meta:non-whitespace-character-count="1312"/>
    <meta:generator>LibreOffice/25.8.2.2$Windows_X86_64 LibreOffice_project/d401f2107ccab8f924a8e2df40f573aab7605b6f</meta:generator>
  </office:meta>
</office:document-meta>
</file>